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lindTest" style:family="table">
      <style:table-properties style:width="17.013cm" fo:margin-left="0cm" fo:margin-right="-0.012cm" table:align="margins"/>
    </style:style>
    <style:style style:name="BlindTest.A" style:family="table-column">
      <style:table-column-properties style:column-width="1.508cm" style:rel-column-width="855*"/>
    </style:style>
    <style:style style:name="BlindTest.B" style:family="table-column">
      <style:table-column-properties style:column-width="2.75cm" style:rel-column-width="1559*"/>
    </style:style>
    <style:style style:name="BlindTest.C" style:family="table-column">
      <style:table-column-properties style:column-width="5.159cm" style:rel-column-width="2925*"/>
    </style:style>
    <style:style style:name="BlindTest.D" style:family="table-column">
      <style:table-column-properties style:column-width="1.72cm" style:rel-column-width="975*"/>
    </style:style>
    <style:style style:name="BlindTest.E" style:family="table-column">
      <style:table-column-properties style:column-width="3.138cm" style:rel-column-width="1779*"/>
    </style:style>
    <style:style style:name="BlindTest.F" style:family="table-column">
      <style:table-column-properties style:column-width="2.738cm" style:rel-column-width="1552*"/>
    </style:style>
    <style:style style:name="BlindTest.A1" style:family="table-cell">
      <style:table-cell-properties fo:background-color="#b2b2b2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BlindTest.F1" style:family="table-cell">
      <style:table-cell-properties fo:background-color="#b2b2b2" fo:padding="0.097cm" fo:border="0.002cm solid #999999">
        <style:background-image/>
      </style:table-cell-properties>
    </style:style>
    <style:style style:name="BlindTest.A2" style:family="table-cell" style:data-style-name="N0">
      <style:table-cell-properties fo:padding="0.097cm" fo:border-left="0.002cm solid #b2b2b2" fo:border-right="none" fo:border-top="none" fo:border-bottom="0.002cm solid #b2b2b2"/>
    </style:style>
    <style:style style:name="BlindTest.B2" style:family="table-cell">
      <style:table-cell-properties fo:padding="0.097cm" fo:border-left="0.002cm solid #b2b2b2" fo:border-right="none" fo:border-top="none" fo:border-bottom="0.002cm solid #b2b2b2"/>
    </style:style>
    <style:style style:name="BlindTest.F2" style:family="table-cell" style:data-style-name="N0">
      <style:table-cell-properties fo:padding="0.097cm" fo:border-left="0.002cm solid #b2b2b2" fo:border-right="0.002cm solid #b2b2b2" fo:border-top="none" fo:border-bottom="0.002cm solid #b2b2b2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.455cm" style:rel-column-width="825*"/>
    </style:style>
    <style:style style:name="Tabla1.B" style:family="table-column">
      <style:table-column-properties style:column-width="3.094cm" style:rel-column-width="1754*"/>
    </style:style>
    <style:style style:name="Tabla1.C" style:family="table-column">
      <style:table-column-properties style:column-width="4.815cm" style:rel-column-width="2730*"/>
    </style:style>
    <style:style style:name="Tabla1.D" style:family="table-column">
      <style:table-column-properties style:column-width="1.773cm" style:rel-column-width="1005*"/>
    </style:style>
    <style:style style:name="Tabla1.E" style:family="table-column">
      <style:table-column-properties style:column-width="3.016cm" style:rel-column-width="1710*"/>
    </style:style>
    <style:style style:name="Tabla1.F" style:family="table-column">
      <style:table-column-properties style:column-width="2.859cm" style:rel-column-width="1621*"/>
    </style:style>
    <style:style style:name="Tabla1.A1" style:family="table-cell">
      <style:table-cell-properties fo:background-color="#999999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1.F1" style:family="table-cell">
      <style:table-cell-properties fo:background-color="#999999" fo:padding="0.097cm" fo:border="0.002cm solid #999999">
        <style:background-image/>
      </style:table-cell-properties>
    </style:style>
    <style:style style:name="Tabla1.A2" style:family="table-cell" style:data-style-name="N0">
      <style:table-cell-properties fo:padding="0.097cm" fo:border-left="0.002cm solid #b2b2b2" fo:border-right="none" fo:border-top="none" fo:border-bottom="0.002cm solid #b2b2b2"/>
    </style:style>
    <style:style style:name="Tabla1.B2" style:family="table-cell">
      <style:table-cell-properties fo:padding="0.097cm" fo:border-left="0.002cm solid #b2b2b2" fo:border-right="none" fo:border-top="none" fo:border-bottom="0.002cm solid #b2b2b2"/>
    </style:style>
    <style:style style:name="Tabla1.F2" style:family="table-cell" style:data-style-name="N0">
      <style:table-cell-properties fo:padding="0.097cm" fo:border-left="0.002cm solid #b2b2b2" fo:border-right="0.002cm solid #b2b2b2" fo:border-top="none" fo:border-bottom="0.002cm solid #b2b2b2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fo:background-color="#ffff00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OF BLIND CLASS</text:p>
      <text:p text:style-name="P4">raise(int percent)</text:p>
      <table:table table:name="BlindTest" table:style-name="BlindTest">
        <table:table-column table:style-name="BlindTest.A"/>
        <table:table-column table:style-name="BlindTest.B"/>
        <table:table-column table:style-name="BlindTest.C"/>
        <table:table-column table:style-name="BlindTest.D"/>
        <table:table-column table:style-name="BlindTest.E"/>
        <table:table-column table:style-name="BlindTest.F"/>
        <table:table-header-rows>
          <table:table-row>
            <table:table-cell table:style-name="BlindTest.A1" office:value-type="string">
              <text:p text:style-name="P1">ID</text:p>
            </table:table-cell>
            <table:table-cell table:style-name="BlindTest.A1" office:value-type="string">
              <text:p text:style-name="P1">Name</text:p>
            </table:table-cell>
            <table:table-cell table:style-name="BlindTest.A1" office:value-type="string">
              <text:p text:style-name="P1">Preconditions</text:p>
            </table:table-cell>
            <table:table-cell table:style-name="BlindTest.A1" office:value-type="string">
              <text:p text:style-name="P1">Data</text:p>
            </table:table-cell>
            <table:table-cell table:style-name="BlindTest.A1" office:value-type="string">
              <text:p text:style-name="P1">Expect result</text:p>
            </table:table-cell>
            <table:table-cell table:style-name="BlindTest.F1" office:value-type="string">
              <text:p text:style-name="P1">Actual result</text:p>
            </table:table-cell>
          </table:table-row>
        </table:table-header-rows>
        <table:table-row>
          <table:table-cell table:style-name="BlindTest.A2" office:value-type="float" office:value="1">
            <text:p text:style-name="Table_20_Contents">1</text:p>
          </table:table-cell>
          <table:table-cell table:style-name="BlindTest.B2" office:value-type="string">
            <text:p text:style-name="Table_20_Contents">RaiseZero</text:p>
          </table:table-cell>
          <table:table-cell table:style-name="BlindTest.B2" office:value-type="string">
            <text:p text:style-name="Table_20_Contents">Percent = 0</text:p>
          </table:table-cell>
          <table:table-cell table:style-name="BlindTest.A2" office:value-type="float" office:value="0">
            <text:p text:style-name="Table_20_Contents">0</text:p>
          </table:table-cell>
          <table:table-cell table:style-name="BlindTest.A2" office:value-type="float" office:value="0">
            <text:p text:style-name="Table_20_Contents">0</text:p>
          </table:table-cell>
          <table:table-cell table:style-name="BlindTest.F2" office:value-type="float" office:value="0">
            <text:p text:style-name="Table_20_Contents">0</text:p>
          </table:table-cell>
        </table:table-row>
        <table:table-row>
          <table:table-cell table:style-name="BlindTest.A2" office:value-type="float" office:value="2">
            <text:p text:style-name="Table_20_Contents">2</text:p>
          </table:table-cell>
          <table:table-cell table:style-name="BlindTest.B2" office:value-type="string">
            <text:p text:style-name="Table_20_Contents">RaiseCorrect</text:p>
          </table:table-cell>
          <table:table-cell table:style-name="BlindTest.B2" office:value-type="string">
            <text:p text:style-name="Table_20_Contents">Percent = 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F2" office:value-type="float" office:value="100">
            <text:p text:style-name="Table_20_Contents">100</text:p>
          </table:table-cell>
        </table:table-row>
        <table:table-row>
          <table:table-cell table:style-name="BlindTest.A2" office:value-type="float" office:value="3">
            <text:p text:style-name="Table_20_Contents">3</text:p>
          </table:table-cell>
          <table:table-cell table:style-name="BlindTest.B2" office:value-type="string">
            <text:p text:style-name="Table_20_Contents">RaiseLimit</text:p>
          </table:table-cell>
          <table:table-cell table:style-name="BlindTest.B2" office:value-type="string">
            <text:p text:style-name="Table_20_Contents">Percent = 100</text:p>
          </table:table-cell>
          <table:table-cell table:style-name="BlindTest.A2" office:value-type="float" office:value="50">
            <text:p text:style-name="Table_20_Contents">5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F2" office:value-type="float" office:value="100">
            <text:p text:style-name="Table_20_Contents">100</text:p>
          </table:table-cell>
        </table:table-row>
        <table:table-row>
          <table:table-cell table:style-name="BlindTest.A2" office:value-type="float" office:value="4">
            <text:p text:style-name="Table_20_Contents">4</text:p>
          </table:table-cell>
          <table:table-cell table:style-name="BlindTest.B2" office:value-type="string">
            <text:p text:style-name="Table_20_Contents">RaiseNegative</text:p>
          </table:table-cell>
          <table:table-cell table:style-name="BlindTest.B2" office:value-type="string">
            <text:p text:style-name="Table_20_Contents">Percent = 100</text:p>
          </table:table-cell>
          <table:table-cell table:style-name="BlindTest.A2" office:value-type="float" office:value="-50">
            <text:p text:style-name="Table_20_Contents">-50</text:p>
          </table:table-cell>
          <table:table-cell table:style-name="BlindTest.A2" office:value-type="float" office:value="100">
            <text:p text:style-name="Table_20_Contents">100</text:p>
          </table:table-cell>
          <table:table-cell table:style-name="BlindTest.F2" office:value-type="float" office:value="100">
            <text:p text:style-name="Table_20_Contents">100</text:p>
          </table:table-cell>
        </table:table-row>
      </table:table>
      <text:p text:style-name="Standard"/>
      <text:p text:style-name="Standard"/>
      <text:p text:style-name="P2">lower(int percent)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1">ID</text:p>
            </table:table-cell>
            <table:table-cell table:style-name="Tabla1.A1" office:value-type="string">
              <text:p text:style-name="P1">Name</text:p>
            </table:table-cell>
            <table:table-cell table:style-name="Tabla1.A1" office:value-type="string">
              <text:p text:style-name="P1">Preconditions</text:p>
            </table:table-cell>
            <table:table-cell table:style-name="Tabla1.A1" office:value-type="string">
              <text:p text:style-name="P1">Data</text:p>
            </table:table-cell>
            <table:table-cell table:style-name="Tabla1.A1" office:value-type="string">
              <text:p text:style-name="P1">Expect result</text:p>
            </table:table-cell>
            <table:table-cell table:style-name="Tabla1.F1" office:value-type="string">
              <text:p text:style-name="P1">Actual result</text:p>
            </table:table-cell>
          </table:table-row>
        </table:table-header-rows>
        <table:table-row>
          <table:table-cell table:style-name="Tabla1.A2" office:value-type="float" office:value="1">
            <text:p text:style-name="Table_20_Contents">1</text:p>
          </table:table-cell>
          <table:table-cell table:style-name="Tabla1.B2" office:value-type="string">
            <text:p text:style-name="Table_20_Contents">LowerZero</text:p>
          </table:table-cell>
          <table:table-cell table:style-name="Tabla1.B2" office:value-type="string">
            <text:p text:style-name="Table_20_Contents">Percent = 10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00">
            <text:p text:style-name="Table_20_Contents">100</text:p>
          </table:table-cell>
          <table:table-cell table:style-name="Tabla1.F2" office:value-type="float" office:value="100">
            <text:p text:style-name="Table_20_Contents">100</text:p>
          </table:table-cell>
        </table:table-row>
        <table:table-row>
          <table:table-cell table:style-name="Tabla1.A2" office:value-type="float" office:value="2">
            <text:p text:style-name="Table_20_Contents">2</text:p>
          </table:table-cell>
          <table:table-cell table:style-name="Tabla1.B2" office:value-type="string">
            <text:p text:style-name="Table_20_Contents">LowerCorrect</text:p>
          </table:table-cell>
          <table:table-cell table:style-name="Tabla1.B2" office:value-type="string">
            <text:p text:style-name="Table_20_Contents">Percent = 100</text:p>
          </table:table-cell>
          <table:table-cell table:style-name="Tabla1.A2" office:value-type="float" office:value="100">
            <text:p text:style-name="Table_20_Contents">10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3">
            <text:p text:style-name="Table_20_Contents">3</text:p>
          </table:table-cell>
          <table:table-cell table:style-name="Tabla1.B2" office:value-type="string">
            <text:p text:style-name="Table_20_Contents">LowerLimit</text:p>
          </table:table-cell>
          <table:table-cell table:style-name="Tabla1.B2" office:value-type="string">
            <text:p text:style-name="Table_20_Contents">Percent = 100</text:p>
          </table:table-cell>
          <table:table-cell table:style-name="Tabla1.A2" office:value-type="float" office:value="50">
            <text:p text:style-name="Table_20_Contents">5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</table:table-row>
        <table:table-row>
          <table:table-cell table:style-name="Tabla1.A2" office:value-type="float" office:value="4">
            <text:p text:style-name="Table_20_Contents">4</text:p>
          </table:table-cell>
          <table:table-cell table:style-name="Tabla1.B2" office:value-type="string">
            <text:p text:style-name="Table_20_Contents">LowerNegative</text:p>
          </table:table-cell>
          <table:table-cell table:style-name="Tabla1.B2" office:value-type="string">
            <text:p text:style-name="Table_20_Contents">Percent = 100</text:p>
          </table:table-cell>
          <table:table-cell table:style-name="Tabla1.A2" office:value-type="float" office:value="-50">
            <text:p text:style-name="Table_20_Contents">-50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F2" office:value-type="float" office:value="0">
            <text:p text:style-name="Table_20_Contents">0</text:p>
          </table:table-cell>
        </table:table-row>
      </table:table>
      <text:p text:style-name="Standard"/>
      <text:p text:style-name="Standard">I fixed problems with negative numbers in both metho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5-03T19:21:50.37</meta:creation-date>
    <dc:date>2021-05-04T18:59:54.22</dc:date>
    <dc:creator>Juan Fco. Losa Marquez</dc:creator>
    <meta:editing-duration>PT50M26S</meta:editing-duration>
    <meta:editing-cycles>2</meta:editing-cycles>
    <meta:generator>OpenOffice/4.1.9$Win32 OpenOffice.org_project/419m1$Build-9805</meta:generator>
    <meta:document-statistic meta:table-count="2" meta:image-count="0" meta:object-count="0" meta:page-count="1" meta:paragraph-count="64" meta:word-count="97" meta:character-count="454"/>
  </office:meta>
</office:document-meta>
</file>